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  <manifest:file-entry manifest:media-type="text/xml" manifest:full-path="Formula-0013/content.xml"/>
  <manifest:file-entry manifest:media-type="application/vnd.oasis.opendocument.formula" manifest:full-path="Formula-0013/" manifest:version="1.2"/>
  <manifest:file-entry manifest:media-type="text/xml" manifest:full-path="Formula-0012/content.xml"/>
  <manifest:file-entry manifest:media-type="application/vnd.oasis.opendocument.formula" manifest:full-path="Formula-0012/" manifest:version="1.2"/>
  <manifest:file-entry manifest:media-type="text/xml" manifest:full-path="Formula-0011/content.xml"/>
  <manifest:file-entry manifest:media-type="application/vnd.oasis.opendocument.formula" manifest:full-path="Formula-0011/" manifest:version="1.2"/>
  <manifest:file-entry manifest:media-type="text/xml" manifest:full-path="Formula-0010/content.xml"/>
  <manifest:file-entry manifest:media-type="application/vnd.oasis.opendocument.formula" manifest:full-path="Formula-0010/" manifest:version="1.2"/>
  <manifest:file-entry manifest:media-type="text/xml" manifest:full-path="Formula-0009/content.xml"/>
  <manifest:file-entry manifest:media-type="application/vnd.oasis.opendocument.formula" manifest:full-path="Formula-0009/" manifest:version="1.2"/>
  <manifest:file-entry manifest:media-type="text/xml" manifest:full-path="Formula-0008/content.xml"/>
  <manifest:file-entry manifest:media-type="application/vnd.oasis.opendocument.formula" manifest:full-path="Formula-0008/" manifest:version="1.2"/>
  <manifest:file-entry manifest:media-type="text/xml" manifest:full-path="Formula-0007/content.xml"/>
  <manifest:file-entry manifest:media-type="application/vnd.oasis.opendocument.formula" manifest:full-path="Formula-0007/" manifest:version="1.2"/>
  <manifest:file-entry manifest:media-type="text/xml" manifest:full-path="Formula-0006/content.xml"/>
  <manifest:file-entry manifest:media-type="application/vnd.oasis.opendocument.formula" manifest:full-path="Formula-0006/" manifest:version="1.2"/>
  <manifest:file-entry manifest:media-type="text/xml" manifest:full-path="Formula-0005/content.xml"/>
  <manifest:file-entry manifest:media-type="application/vnd.oasis.opendocument.formula" manifest:full-path="Formula-0005/" manifest:version="1.2"/>
  <manifest:file-entry manifest:media-type="text/xml" manifest:full-path="Formula-0004/content.xml"/>
  <manifest:file-entry manifest:media-type="application/vnd.oasis.opendocument.formula" manifest:full-path="Formula-0004/" manifest:version="1.2"/>
  <manifest:file-entry manifest:media-type="text/xml" manifest:full-path="Formula-0003/content.xml"/>
  <manifest:file-entry manifest:media-type="application/vnd.oasis.opendocument.formula" manifest:full-path="Formula-0003/" manifest:version="1.2"/>
  <manifest:file-entry manifest:media-type="text/xml" manifest:full-path="Formula-0002/content.xml"/>
  <manifest:file-entry manifest:media-type="application/vnd.oasis.opendocument.formula" manifest:full-path="Formula-0002/" manifest:version="1.2"/>
  <manifest:file-entry manifest:media-type="text/xml" manifest:full-path="Formula-0001/content.xml"/>
  <manifest:file-entry manifest:media-type="application/vnd.oasis.opendocument.formula" manifest:full-path="Formula-0001/" manifest:version="1.2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OddColumnCell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 	<style:columns fo:column-count="1" fo:column-gap="0cm"/> -->
    <!-- 	<style:background-image/> -->
    <!-- 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DocInfo"><text:initial-creator>emacksnotes</text:initial-creator></text:p>
      <!-- begin -->
      <text:p text:style-name="OrgCenter"><text:span text:style-name="Bold">Finding Roots of a Quadratic Equation</text:span></text:p>
      <text:p text:style-name="Text_20_body">The process of <text:span text:style-name="Emphasis">"completing the square"</text:span> makes use of the algebraic
identity</text:p>
      <text:p text:style-name="OrgFormulaBody"><draw:frame draw:style-name="OrgFormulaCaptionFrame" text:anchor-type="paragraph">

<draw:text-box fo:min-height="0.20cm" fo:min-width="0.20cm">
<text:p text:style-name="OrgFormulaText">
<draw:frame draw:style-name="OrgCaptionedFormula" text:anchor-type="as-char">

<draw:object xlink:show="embed" xlink:actuate="onLoad" xlink:href="Formula-0001/" xlink:type="simple"/>
</draw:frame></text:p>
</draw:text-box>
</draw:frame>
<draw:frame draw:style-name="OrgFormulaNumberFrame" text:anchor-type="paragraph">

<draw:text-box fo:min-height="0.20cm" fo:min-width="0.20cm">
<text:p text:style-name="Standard">(<text:bookmark text:name="org7b4744e"/><text:sequence text:ref-name="org7b4744e" text:name="Text" text:formula="ooow:Text+1" style:num-format="1">1</text:sequence>)</text:p>
</draw:text-box>
</draw:frame></text:p>
      <text:p text:style-name="Text_20_body">which represents a well-defined algorithm that can be used to solve
any quadratic equation.</text:p>
      <text:p text:style-name="Text_20_body">Starting with a quadratic equation in standard form, 
<draw:frame draw:style-name="OrgInlineFormula" text:anchor-type="as-char">

<draw:object xlink:show="embed" xlink:actuate="onLoad" xlink:href="Formula-0002/" xlink:type="simple"/><svg:title>Latex-Fragment</svg:title><svg:desc>$ax^2 + bx + c = 0$</svg:desc>
</draw:frame></text:p>
      <text:list text:style-name="OrgNumberedList" text:continue-numbering="false">
        <text:list-item>
          <text:p text:style-name="Text_20_body">Divide each side by 
<draw:frame draw:style-name="OrgInlineFormula" text:anchor-type="as-char">

<draw:object xlink:show="embed" xlink:actuate="onLoad" xlink:href="Formula-0003/" xlink:type="simple"/><svg:title>Latex-Fragment</svg:title><svg:desc>$a$</svg:desc>
</draw:frame>, the coefficient of the squared term.</text:p>
          <text:p text:style-name="OrgFormulaBody"><draw:frame draw:style-name="OrgFormulaCaptionFrame" text:anchor-type="paragraph">

<draw:text-box fo:min-height="0.20cm" fo:min-width="0.20cm">
<text:p text:style-name="OrgFormulaText">
<draw:frame draw:style-name="OrgCaptionedFormula" text:anchor-type="as-char">

<draw:object xlink:show="embed" xlink:actuate="onLoad" xlink:href="Formula-0004/" xlink:type="simple"/>
</draw:frame></text:p>
</draw:text-box>
</draw:frame>
<draw:frame draw:style-name="OrgFormulaNumberFrame" text:anchor-type="paragraph">

<draw:text-box fo:min-height="0.20cm" fo:min-width="0.20cm">
<text:p text:style-name="Standard">(<text:bookmark text:name="org2de7da0"/><text:sequence text:ref-name="org2de7da0" text:name="Text" text:formula="ooow:Text+1" style:num-format="1">2</text:sequence>)</text:p>
</draw:text-box>
</draw:frame></text:p>
        </text:list-item>
        <text:list-item>
          <text:p text:style-name="Text_20_body">Subtract the constant term 
<draw:frame draw:style-name="OrgInlineFormula" text:anchor-type="as-char">

<draw:object xlink:show="embed" xlink:actuate="onLoad" xlink:href="Formula-0005/" xlink:type="simple"/><svg:title>Latex-Fragment</svg:title><svg:desc>$c slash a$</svg:desc>
</draw:frame> from both sides.</text:p>
          <text:p text:style-name="OrgFormulaBody"><draw:frame draw:style-name="OrgFormulaCaptionFrame" text:anchor-type="paragraph">

<draw:text-box fo:min-height="0.20cm" fo:min-width="0.20cm">
<text:p text:style-name="OrgFormulaText">
<draw:frame draw:style-name="OrgCaptionedFormula" text:anchor-type="as-char">

<draw:object xlink:show="embed" xlink:actuate="onLoad" xlink:href="Formula-0006/" xlink:type="simple"/>
</draw:frame></text:p>
</draw:text-box>
</draw:frame>
<draw:frame draw:style-name="OrgFormulaNumberFrame" text:anchor-type="paragraph">

<draw:text-box fo:min-height="0.20cm" fo:min-width="0.20cm">
<text:p text:style-name="Standard">(<text:bookmark text:name="org875cfeb"/><text:sequence text:ref-name="org875cfeb" text:name="Text" text:formula="ooow:Text+1" style:num-format="1">3</text:sequence>)</text:p>
</draw:text-box>
</draw:frame></text:p>
        </text:list-item>
        <text:list-item>
          <text:p text:style-name="Text_20_body">Add the square of one-half of 
<draw:frame draw:style-name="OrgInlineFormula" text:anchor-type="as-char">

<draw:object xlink:show="embed" xlink:actuate="onLoad" xlink:href="Formula-0007/" xlink:type="simple"/><svg:title>Latex-Fragment</svg:title><svg:desc>$b slash a$</svg:desc>
</draw:frame>, the coefficient of 
<draw:frame draw:style-name="OrgInlineFormula" text:anchor-type="as-char">

<draw:object xlink:show="embed" xlink:actuate="onLoad" xlink:href="Formula-0008/" xlink:type="simple"/><svg:title>Latex-Fragment</svg:title><svg:desc>$x$</svg:desc>
</draw:frame>, to both sides. This <text:span text:style-name="Emphasis">"completes the square"</text:span>, converting the left side into a perfect square, as in <text:sequence-ref text:reference-format="text" text:ref-name="org7b4744e">1</text:sequence-ref>.</text:p>
          <text:p text:style-name="OrgFormulaBody"><draw:frame draw:style-name="OrgDisplayFormula" text:anchor-type="paragraph">

<draw:object xlink:show="embed" xlink:actuate="onLoad" xlink:href="Formula-0009/" xlink:type="simple"/>
</draw:frame></text:p>
          <text:p text:style-name="OrgFormulaBody"><draw:frame draw:style-name="OrgFormulaCaptionFrame" text:anchor-type="paragraph">

<draw:text-box fo:min-height="0.20cm" fo:min-width="0.20cm">
<text:p text:style-name="OrgFormulaText">
<draw:frame draw:style-name="OrgCaptionedFormula" text:anchor-type="as-char">

<draw:object xlink:show="embed" xlink:actuate="onLoad" xlink:href="Formula-0010/" xlink:type="simple"/>
</draw:frame></text:p>
</draw:text-box>
</draw:frame>
<draw:frame draw:style-name="OrgFormulaNumberFrame" text:anchor-type="paragraph">

<draw:text-box fo:min-height="0.20cm" fo:min-width="0.20cm">
<text:p text:style-name="Standard">(<text:bookmark text:name="org03cd3b4"/><text:sequence text:ref-name="org03cd3b4" text:name="Text" text:formula="ooow:Text+1" style:num-format="1">4</text:sequence>)</text:p>
</draw:text-box>
</draw:frame></text:p>
        </text:list-item>
        <text:list-item>
          <text:p text:style-name="Text_20_body">Write the left side as a square and simplify the right side if necessary.</text:p>
          <text:p text:style-name="OrgFormulaBody"><draw:frame draw:style-name="OrgFormulaCaptionFrame" text:anchor-type="paragraph">

<draw:text-box fo:min-height="0.20cm" fo:min-width="0.20cm">
<text:p text:style-name="OrgFormulaText">
<draw:frame draw:style-name="OrgCaptionedFormula" text:anchor-type="as-char">

<draw:object xlink:show="embed" xlink:actuate="onLoad" xlink:href="Formula-0011/" xlink:type="simple"/><svg:title>Latex-Environment</svg:title><svg:desc>       \begin{equation}
       matrix {
         (x + b over { 2a })^2 # {} = {} # - { c over a } + { b^2 over { 4a^2 } }
         ##
         ~ #                     {} = {} # (-4ac + b^2) over { 4a^2 }
       }
       \end{equation}
</svg:desc>
</draw:frame></text:p>
</draw:text-box>
</draw:frame>
<draw:frame draw:style-name="OrgFormulaNumberFrame" text:anchor-type="paragraph">

<draw:text-box fo:min-height="0.20cm" fo:min-width="0.20cm">
<text:p text:style-name="Standard">(<text:bookmark text:name="orgcfa4af3"/><text:sequence text:ref-name="orgcfa4af3" text:name="Text" text:formula="ooow:Text+1" style:num-format="1">5</text:sequence>)</text:p>
</draw:text-box>
</draw:frame></text:p>
        </text:list-item>
        <text:list-item>
          <text:p text:style-name="Text_20_body">Produce two linear equations by equating the square root of the left side with the positive and negative square roots of the right side.</text:p>
          <text:p text:style-name="OrgFormulaBody"><draw:frame draw:style-name="OrgFormulaCaptionFrame" text:anchor-type="paragraph">

<draw:text-box fo:min-height="0.20cm" fo:min-width="0.20cm">
<text:p text:style-name="OrgFormulaText">
<draw:frame draw:style-name="OrgCaptionedFormula" text:anchor-type="as-char">

<draw:object xlink:show="embed" xlink:actuate="onLoad" xlink:href="Formula-0012/" xlink:type="simple"/>
</draw:frame></text:p>
</draw:text-box>
</draw:frame>
<draw:frame draw:style-name="OrgFormulaNumberFrame" text:anchor-type="paragraph">

<draw:text-box fo:min-height="0.20cm" fo:min-width="0.20cm">
<text:p text:style-name="Standard">(<text:bookmark text:name="org913cacc"/><text:sequence text:ref-name="org913cacc" text:name="Text" text:formula="ooow:Text+1" style:num-format="1">6</text:sequence>)</text:p>
</draw:text-box>
</draw:frame></text:p>
        </text:list-item>
        <text:list-item>
          <text:p text:style-name="Text_20_body">Solve each of the two linear equations.</text:p>
          <text:p text:style-name="OrgFormulaBody"><draw:frame draw:style-name="OrgFormulaCaptionFrame" text:anchor-type="paragraph">

<draw:text-box fo:min-height="0.20cm" fo:min-width="0.20cm">
<text:p text:style-name="OrgFormulaText">
<draw:frame draw:style-name="OrgCaptionedFormula" text:anchor-type="as-char">

<draw:object xlink:show="embed" xlink:actuate="onLoad" xlink:href="Formula-0013/" xlink:type="simple"/>
</draw:frame></text:p>
</draw:text-box>
</draw:frame>
<draw:frame draw:style-name="OrgFormulaNumberFrame" text:anchor-type="paragraph">

<draw:text-box fo:min-height="0.20cm" fo:min-width="0.20cm">
<text:p text:style-name="Standard">(<text:bookmark text:name="orgc31e83b"/><text:sequence text:ref-name="orgc31e83b" text:name="Text" text:formula="ooow:Text+1" style:num-format="1">7</text:sequence>)</text:p>
</draw:text-box>
</draw:frame></text:p>
        </text:list-item>
      </text:list>
      <!-- end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/>
    <style:style style:name="OrgSubFigureBody" style:family="paragraph" style:parent-style-name="OrgFigureBody"/>
    <style:style style:name="OrgFormulaBody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!-- Org Htmlfontify Styles --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style:style style:name="OrgInlineFormula" style:parent-style-name="Formula" style:family="graphic">
      <style:graphic-properties draw:wrap-influence-on-position="once-concurrent" fo:margin-left="0cm" fo:margin-right="0cm" style:number-wrapped-paragraphs="no-limit" style:vertical-pos="middle" style:vertical-rel="text" style:wrap="parallel" style:wrap-contour="false" svg:y="0cm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  <!-- Endnotes & Footnotes: Page styles --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macksnotes</dc:creator>
    <meta:initial-creator>emacksnotes</meta:initial-creator>
  </office:meta>
</office:document-meta>
</file>

<file path=Formula-0001/content.xml><?xml version="1.0" encoding="utf-8"?>
<math xmlns="http://www.w3.org/1998/Math/MathML" display="block">
  <semantics>
    <mi/>
    <annotation encoding="StarMath 5.0">x^2 + 2hx + h^2 = (x+h)^2</annotation>
  </semantics>
</math>
</file>

<file path=Formula-0002/content.xml><?xml version="1.0" encoding="utf-8"?>
<math xmlns="http://www.w3.org/1998/Math/MathML" display="block">
  <semantics>
    <mi/>
    <annotation encoding="StarMath 5.0">ax^2 + bx + c = 0</annotation>
  </semantics>
</math>
</file>

<file path=Formula-0003/content.xml><?xml version="1.0" encoding="utf-8"?>
<math xmlns="http://www.w3.org/1998/Math/MathML" display="block">
  <semantics>
    <mi/>
    <annotation encoding="StarMath 5.0">a</annotation>
  </semantics>
</math>
</file>

<file path=Formula-0004/content.xml><?xml version="1.0" encoding="utf-8"?>
<math xmlns="http://www.w3.org/1998/Math/MathML" display="block">
  <semantics>
    <mi/>
    <annotation encoding="StarMath 5.0">x^2+{ b over a }x+{ c over a } = 0</annotation>
  </semantics>
</math>
</file>

<file path=Formula-0005/content.xml><?xml version="1.0" encoding="utf-8"?>
<math xmlns="http://www.w3.org/1998/Math/MathML" display="block">
  <semantics>
    <mi/>
    <annotation encoding="StarMath 5.0">c slash a</annotation>
  </semantics>
</math>
</file>

<file path=Formula-0006/content.xml><?xml version="1.0" encoding="utf-8"?>
<math xmlns="http://www.w3.org/1998/Math/MathML" display="block">
  <semantics>
    <mi/>
    <annotation encoding="StarMath 5.0">x^2+{ b over a }x = -{ c over a }</annotation>
  </semantics>
</math>
</file>

<file path=Formula-0007/content.xml><?xml version="1.0" encoding="utf-8"?>
<math xmlns="http://www.w3.org/1998/Math/MathML" display="block">
  <semantics>
    <mi/>
    <annotation encoding="StarMath 5.0">b slash a</annotation>
  </semantics>
</math>
</file>

<file path=Formula-0008/content.xml><?xml version="1.0" encoding="utf-8"?>
<math xmlns="http://www.w3.org/1998/Math/MathML" display="block">
  <semantics>
    <mi/>
    <annotation encoding="StarMath 5.0">x</annotation>
  </semantics>
</math>
</file>

<file path=Formula-0009/content.xml><?xml version="1.0" encoding="utf-8"?>
<math xmlns="http://www.w3.org/1998/Math/MathML" display="block">
  <semantics>
    <mi/>
    <annotation encoding="StarMath 5.0">x^2 + 2({ b over { 2a } })x = -{ c over a }</annotation>
  </semantics>
</math>
</file>

<file path=Formula-0010/content.xml><?xml version="1.0" encoding="utf-8"?>
<math xmlns="http://www.w3.org/1998/Math/MathML" display="block">
  <semantics>
    <mi/>
    <annotation encoding="StarMath 5.0">x^2 + 2({ b over { 2a } })x + ({ b over { 2a } })^2 = -{ c over a } + ({ b over { 2a } })^2</annotation>
  </semantics>
</math>
</file>

<file path=Formula-0011/content.xml><?xml version="1.0" encoding="utf-8"?>
<math xmlns="http://www.w3.org/1998/Math/MathML" display="block">
  <semantics>
    <mi/>
    <annotation encoding="StarMath 5.0">
       matrix {
         (x + b over { 2a })^2 # {} = {} # - { c over a } + { b^2 over { 4a^2 } }
         ##
         ~ #                     {} = {} # (-4ac + b^2) over { 4a^2 }
       }
       </annotation>
  </semantics>
</math>
</file>

<file path=Formula-0012/content.xml><?xml version="1.0" encoding="utf-8"?>
<math xmlns="http://www.w3.org/1998/Math/MathML" display="block">
  <semantics>
    <mi/>
    <annotation encoding="StarMath 5.0">matrix{ (x + b over { 2a }) # {} = {}# +- sqrt{ { -4ac + b^2 } over { 4a^2 } } ## {} # {} = {} # +- { sqrt{ -4ac + b^2 } over { 2a } } }</annotation>
  </semantics>
</math>
</file>

<file path=Formula-0013/content.xml><?xml version="1.0" encoding="utf-8"?>
<math xmlns="http://www.w3.org/1998/Math/MathML" display="block">
  <semantics>
    <mi/>
    <annotation encoding="StarMath 5.0">matrix{ x # {} = {} # -b over { 2a } +- { sqrt{ -4ac + b^2 } over { 2a } } ## {} # {} = {} # { -b +- { sqrt{ -4ac + b^2 }  } } over { 2a } }</annotation>
  </semantics>
</math>
</file>